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15.68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1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54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61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6e905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6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style:text-line-through-style="solid" style:text-line-through-type="single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style:text-line-through-style="solid" style:text-line-through-type="single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style:text-line-through-style="solid" style:text-line-through-type="single"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style:text-line-through-style="solid" style:text-line-through-type="single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style:text-line-through-style="solid" style:text-line-through-type="single"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style:text-line-through-style="solid" style:text-line-through-type="single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style:text-line-through-style="solid" style:text-line-through-type="single" fo:font-weight="bold" style:font-weight-asian="bold" style:font-weight-complex="bold"/>
    </style:style>
    <style:style style:name="ce5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style:text-line-through-style="solid" style:text-line-through-type="singl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line-through-style="solid" style:text-line-through-type="single" fo:font-weight="bold" style:font-weight-asian="bold" style:font-weight-complex="bold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style:text-line-through-style="solid" style:text-line-through-type="single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style:text-line-through-style="solid" style:text-line-through-type="singl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style:text-line-through-style="solid" style:text-line-through-type="single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weapons 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1" calcext:value-type="float">
            <text:p>0.1</text:p>
          </table:table-cell>
          <table:table-cell table:style-name="ce5"/>
          <table:table-cell table:style-name="ce2" office:value-type="string" calcext:value-type="string">
            <text:p>max enhance ratio</text:p>
          </table:table-cell>
          <table:table-cell table:formula="of:=1+[.C2]*[.B16]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number-columns-repeated="11"/>
          <table:table-cell table:style-name="ce64" office:value-type="string" calcext:value-type="string" table:number-columns-spanned="2" table:number-rows-spanned="1">
            <text:p>artifact</text:p>
          </table:table-cell>
          <table:covered-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31" office:value-type="string" calcext:value-type="string" table:number-columns-spanned="2" table:number-rows-spanned="1">
            <text:p>common</text:p>
          </table:table-cell>
          <table:covered-table-cell table:style-name="ce41"/>
          <table:table-cell table:style-name="ce38" office:value-type="string" calcext:value-type="string" table:number-columns-spanned="2" table:number-rows-spanned="1">
            <text:p>uncommon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rare</text:p>
          </table:table-cell>
          <table:covered-table-cell table:style-name="ce41"/>
          <table:table-cell table:style-name="ce48" office:value-type="string" calcext:value-type="string" table:number-columns-spanned="2" table:number-rows-spanned="1">
            <text:p>epic</text:p>
          </table:table-cell>
          <table:covered-table-cell table:style-name="ce41"/>
          <table:table-cell table:style-name="ce58" office:value-type="string" calcext:value-type="string" table:number-columns-spanned="2" table:number-rows-spanned="1">
            <text:p>legendary</text:p>
          </table:table-cell>
          <table:covered-table-cell table:style-name="ce41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7" office:value-type="string" calcext:value-type="string">
            <text:p>spread</text:p>
          </table:table-cell>
          <table:table-cell table:number-columns-repeated="2" table:style-name="ce34" office:value-type="percentage" office:value="0.1" calcext:value-type="percentage">
            <text:p>10.00%</text:p>
          </table:table-cell>
          <table:table-cell table:number-columns-repeated="2" table:style-name="ce46" office:value-type="percentage" office:value="0.09" calcext:value-type="percentage">
            <text:p>9.00%</text:p>
          </table:table-cell>
          <table:table-cell table:number-columns-repeated="2" table:style-name="ce54" office:value-type="percentage" office:value="0.08" calcext:value-type="percentage">
            <text:p>8.00%</text:p>
          </table:table-cell>
          <table:table-cell table:number-columns-repeated="2" table:style-name="ce61" office:value-type="percentage" office:value="0.07" calcext:value-type="percentage">
            <text:p>7.00%</text:p>
          </table:table-cell>
          <table:table-cell table:number-columns-repeated="2" table:style-name="ce66" office:value-type="percentage" office:value="0.05" calcext:value-type="percentage">
            <text:p>5.00%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overall rang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99" calcext:value-type="float">
            <text:p>999</text:p>
          </table:table-cell>
          <table:table-cell table:style-name="ce35" office:value-type="float" office:value="1000" calcext:value-type="float">
            <text:p>1000</text:p>
          </table:table-cell>
          <table:table-cell table:style-name="ce35" office:value-type="float" office:value="2999" calcext:value-type="float">
            <text:p>2999</text:p>
          </table:table-cell>
          <table:table-cell table:style-name="ce35" office:value-type="float" office:value="3500" calcext:value-type="float">
            <text:p>3500</text:p>
          </table:table-cell>
          <table:table-cell table:style-name="ce35" office:value-type="float" office:value="9999" calcext:value-type="float">
            <text:p>9999</text:p>
          </table:table-cell>
          <table:table-cell table:style-name="ce35" office:value-type="float" office:value="11000" calcext:value-type="float">
            <text:p>11000</text:p>
          </table:table-cell>
          <table:table-cell table:style-name="ce35" office:value-type="float" office:value="29999" calcext:value-type="float">
            <text:p>29999</text:p>
          </table:table-cell>
          <table:table-cell table:style-name="ce35" office:value-type="float" office:value="35000" calcext:value-type="float">
            <text:p>35000</text:p>
          </table:table-cell>
          <table:table-cell table:style-name="ce35" office:value-type="float" office:value="99999" calcext:value-type="float">
            <text:p>99999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enhancement level <text:span text:style-name="T1">↓</text:span></text:p>
          </table:table-cell>
          <table:table-cell/>
          <table:table-cell table:style-name="ce9"/>
          <table:table-cell table:style-name="ce41"/>
          <table:table-cell table:style-name="ce13"/>
          <table:table-cell table:style-name="ce41"/>
          <table:table-cell table:style-name="ce15"/>
          <table:table-cell table:style-name="ce41"/>
          <table:table-cell table:style-name="ce17"/>
          <table:table-cell table:style-name="ce41"/>
          <table:table-cell table:style-name="ce19"/>
          <table:table-cell table:style-name="ce41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8]*[.$C$2]" office:value-type="float" office:value="1" calcext:value-type="float">
            <text:p>1.00</text:p>
          </table:table-cell>
          <table:table-cell table:style-name="ce11" table:formula="of:=[.D$6]*[.$C8]" office:value-type="float" office:value="1" calcext:value-type="float">
            <text:p>1</text:p>
          </table:table-cell>
          <table:table-cell table:style-name="ce11" table:formula="of:=[.E$6]/[.$F$2]*[.$C8]" office:value-type="float" office:value="555" calcext:value-type="float">
            <text:p>555</text:p>
          </table:table-cell>
          <table:table-cell table:style-name="ce11" table:formula="of:=[.F$6]*[.$C8]" office:value-type="float" office:value="1000" calcext:value-type="float">
            <text:p>1,000</text:p>
          </table:table-cell>
          <table:table-cell table:style-name="ce11" table:formula="of:=[.G$6]/[.$F$2]*[.$C8]" office:value-type="float" office:value="1666.11111111111" calcext:value-type="float">
            <text:p>1,666</text:p>
          </table:table-cell>
          <table:table-cell table:style-name="ce11" table:formula="of:=[.H$6]*[.$C8]" office:value-type="float" office:value="3500" calcext:value-type="float">
            <text:p>3,500</text:p>
          </table:table-cell>
          <table:table-cell table:style-name="ce11" table:formula="of:=[.I$6]/[.$F$2]*[.$C8]" office:value-type="float" office:value="5555" calcext:value-type="float">
            <text:p>5,555</text:p>
          </table:table-cell>
          <table:table-cell table:style-name="ce11" table:formula="of:=[.J$6]*[.$C8]" office:value-type="float" office:value="11000" calcext:value-type="float">
            <text:p>11,000</text:p>
          </table:table-cell>
          <table:table-cell table:style-name="ce11" table:formula="of:=[.K$6]/[.$F$2]*[.$C8]" office:value-type="float" office:value="16666.1111111111" calcext:value-type="float">
            <text:p>16,666</text:p>
          </table:table-cell>
          <table:table-cell table:style-name="ce11" table:formula="of:=[.L$6]*[.$C8]" office:value-type="float" office:value="35000" calcext:value-type="float">
            <text:p>35,000</text:p>
          </table:table-cell>
          <table:table-cell table:style-name="ce11" table:formula="of:=[.M$6]/[.$F$2]*[.$C8]" office:value-type="float" office:value="55555" calcext:value-type="float">
            <text:p>55,55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9]*[.$C$2]" office:value-type="float" office:value="1.1" calcext:value-type="float">
            <text:p>1.10</text:p>
          </table:table-cell>
          <table:table-cell table:style-name="ce11" table:formula="of:=[.D$6]*[.$C9]" office:value-type="float" office:value="1.1" calcext:value-type="float">
            <text:p>1</text:p>
          </table:table-cell>
          <table:table-cell table:style-name="ce11" table:formula="of:=[.E$6]/[.$F$2]*[.$C9]" office:value-type="float" office:value="610.5" calcext:value-type="float">
            <text:p>611</text:p>
          </table:table-cell>
          <table:table-cell table:style-name="ce11" table:formula="of:=[.F$6]*[.$C9]" office:value-type="float" office:value="1100" calcext:value-type="float">
            <text:p>1,100</text:p>
          </table:table-cell>
          <table:table-cell table:style-name="ce11" table:formula="of:=[.G$6]/[.$F$2]*[.$C9]" office:value-type="float" office:value="1832.72222222222" calcext:value-type="float">
            <text:p>1,833</text:p>
          </table:table-cell>
          <table:table-cell table:style-name="ce11" table:formula="of:=[.H$6]*[.$C9]" office:value-type="float" office:value="3850" calcext:value-type="float">
            <text:p>3,850</text:p>
          </table:table-cell>
          <table:table-cell table:style-name="ce11" table:formula="of:=[.I$6]/[.$F$2]*[.$C9]" office:value-type="float" office:value="6110.5" calcext:value-type="float">
            <text:p>6,111</text:p>
          </table:table-cell>
          <table:table-cell table:style-name="ce11" table:formula="of:=[.J$6]*[.$C9]" office:value-type="float" office:value="12100" calcext:value-type="float">
            <text:p>12,100</text:p>
          </table:table-cell>
          <table:table-cell table:style-name="ce11" table:formula="of:=[.K$6]/[.$F$2]*[.$C9]" office:value-type="float" office:value="18332.7222222222" calcext:value-type="float">
            <text:p>18,333</text:p>
          </table:table-cell>
          <table:table-cell table:style-name="ce11" table:formula="of:=[.L$6]*[.$C9]" office:value-type="float" office:value="38500" calcext:value-type="float">
            <text:p>38,500</text:p>
          </table:table-cell>
          <table:table-cell table:style-name="ce11" table:formula="of:=[.M$6]/[.$F$2]*[.$C9]" office:value-type="float" office:value="61110.5" calcext:value-type="float">
            <text:p>61,1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0]*[.$C$2]" office:value-type="float" office:value="1.2" calcext:value-type="float">
            <text:p>1.20</text:p>
          </table:table-cell>
          <table:table-cell table:style-name="ce11" table:formula="of:=[.D$6]*[.$C10]" office:value-type="float" office:value="1.2" calcext:value-type="float">
            <text:p>1</text:p>
          </table:table-cell>
          <table:table-cell table:style-name="ce11" table:formula="of:=[.E$6]/[.$F$2]*[.$C10]" office:value-type="float" office:value="666" calcext:value-type="float">
            <text:p>666</text:p>
          </table:table-cell>
          <table:table-cell table:style-name="ce11" table:formula="of:=[.F$6]*[.$C10]" office:value-type="float" office:value="1200" calcext:value-type="float">
            <text:p>1,200</text:p>
          </table:table-cell>
          <table:table-cell table:style-name="ce11" table:formula="of:=[.G$6]/[.$F$2]*[.$C10]" office:value-type="float" office:value="1999.33333333333" calcext:value-type="float">
            <text:p>1,999</text:p>
          </table:table-cell>
          <table:table-cell table:style-name="ce11" table:formula="of:=[.H$6]*[.$C10]" office:value-type="float" office:value="4200" calcext:value-type="float">
            <text:p>4,200</text:p>
          </table:table-cell>
          <table:table-cell table:style-name="ce11" table:formula="of:=[.I$6]/[.$F$2]*[.$C10]" office:value-type="float" office:value="6666" calcext:value-type="float">
            <text:p>6,666</text:p>
          </table:table-cell>
          <table:table-cell table:style-name="ce11" table:formula="of:=[.J$6]*[.$C10]" office:value-type="float" office:value="13200" calcext:value-type="float">
            <text:p>13,200</text:p>
          </table:table-cell>
          <table:table-cell table:style-name="ce11" table:formula="of:=[.K$6]/[.$F$2]*[.$C10]" office:value-type="float" office:value="19999.3333333333" calcext:value-type="float">
            <text:p>19,999</text:p>
          </table:table-cell>
          <table:table-cell table:style-name="ce11" table:formula="of:=[.L$6]*[.$C10]" office:value-type="float" office:value="42000" calcext:value-type="float">
            <text:p>42,000</text:p>
          </table:table-cell>
          <table:table-cell table:style-name="ce11" table:formula="of:=[.M$6]/[.$F$2]*[.$C10]" office:value-type="float" office:value="66666" calcext:value-type="float">
            <text:p>66,666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1]*[.$C$2]" office:value-type="float" office:value="1.3" calcext:value-type="float">
            <text:p>1.30</text:p>
          </table:table-cell>
          <table:table-cell table:style-name="ce11" table:formula="of:=[.D$6]*[.$C11]" office:value-type="float" office:value="1.3" calcext:value-type="float">
            <text:p>1</text:p>
          </table:table-cell>
          <table:table-cell table:style-name="ce11" table:formula="of:=[.E$6]/[.$F$2]*[.$C11]" office:value-type="float" office:value="721.5" calcext:value-type="float">
            <text:p>722</text:p>
          </table:table-cell>
          <table:table-cell table:style-name="ce11" table:formula="of:=[.F$6]*[.$C11]" office:value-type="float" office:value="1300" calcext:value-type="float">
            <text:p>1,300</text:p>
          </table:table-cell>
          <table:table-cell table:style-name="ce11" table:formula="of:=[.G$6]/[.$F$2]*[.$C11]" office:value-type="float" office:value="2165.94444444444" calcext:value-type="float">
            <text:p>2,166</text:p>
          </table:table-cell>
          <table:table-cell table:style-name="ce11" table:formula="of:=[.H$6]*[.$C11]" office:value-type="float" office:value="4550" calcext:value-type="float">
            <text:p>4,550</text:p>
          </table:table-cell>
          <table:table-cell table:style-name="ce11" table:formula="of:=[.I$6]/[.$F$2]*[.$C11]" office:value-type="float" office:value="7221.5" calcext:value-type="float">
            <text:p>7,222</text:p>
          </table:table-cell>
          <table:table-cell table:style-name="ce11" table:formula="of:=[.J$6]*[.$C11]" office:value-type="float" office:value="14300" calcext:value-type="float">
            <text:p>14,300</text:p>
          </table:table-cell>
          <table:table-cell table:style-name="ce11" table:formula="of:=[.K$6]/[.$F$2]*[.$C11]" office:value-type="float" office:value="21665.9444444444" calcext:value-type="float">
            <text:p>21,666</text:p>
          </table:table-cell>
          <table:table-cell table:style-name="ce11" table:formula="of:=[.L$6]*[.$C11]" office:value-type="float" office:value="45500" calcext:value-type="float">
            <text:p>45,500</text:p>
          </table:table-cell>
          <table:table-cell table:style-name="ce11" table:formula="of:=[.M$6]/[.$F$2]*[.$C11]" office:value-type="float" office:value="72221.5" calcext:value-type="float">
            <text:p>72,22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2]*[.$C$2]" office:value-type="float" office:value="1.4" calcext:value-type="float">
            <text:p>1.40</text:p>
          </table:table-cell>
          <table:table-cell table:style-name="ce11" table:formula="of:=[.D$6]*[.$C12]" office:value-type="float" office:value="1.4" calcext:value-type="float">
            <text:p>1</text:p>
          </table:table-cell>
          <table:table-cell table:style-name="ce11" table:formula="of:=[.E$6]/[.$F$2]*[.$C12]" office:value-type="float" office:value="777" calcext:value-type="float">
            <text:p>777</text:p>
          </table:table-cell>
          <table:table-cell table:style-name="ce11" table:formula="of:=[.F$6]*[.$C12]" office:value-type="float" office:value="1400" calcext:value-type="float">
            <text:p>1,400</text:p>
          </table:table-cell>
          <table:table-cell table:style-name="ce11" table:formula="of:=[.G$6]/[.$F$2]*[.$C12]" office:value-type="float" office:value="2332.55555555555" calcext:value-type="float">
            <text:p>2,333</text:p>
          </table:table-cell>
          <table:table-cell table:style-name="ce11" table:formula="of:=[.H$6]*[.$C12]" office:value-type="float" office:value="4900" calcext:value-type="float">
            <text:p>4,900</text:p>
          </table:table-cell>
          <table:table-cell table:style-name="ce11" table:formula="of:=[.I$6]/[.$F$2]*[.$C12]" office:value-type="float" office:value="7777" calcext:value-type="float">
            <text:p>7,777</text:p>
          </table:table-cell>
          <table:table-cell table:style-name="ce11" table:formula="of:=[.J$6]*[.$C12]" office:value-type="float" office:value="15400" calcext:value-type="float">
            <text:p>15,400</text:p>
          </table:table-cell>
          <table:table-cell table:style-name="ce11" table:formula="of:=[.K$6]/[.$F$2]*[.$C12]" office:value-type="float" office:value="23332.5555555556" calcext:value-type="float">
            <text:p>23,333</text:p>
          </table:table-cell>
          <table:table-cell table:style-name="ce11" table:formula="of:=[.L$6]*[.$C12]" office:value-type="float" office:value="49000" calcext:value-type="float">
            <text:p>49,000</text:p>
          </table:table-cell>
          <table:table-cell table:style-name="ce11" table:formula="of:=[.M$6]/[.$F$2]*[.$C12]" office:value-type="float" office:value="77777" calcext:value-type="float">
            <text:p>77,777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3]*[.$C$2]" office:value-type="float" office:value="1.5" calcext:value-type="float">
            <text:p>1.50</text:p>
          </table:table-cell>
          <table:table-cell table:style-name="ce11" table:formula="of:=[.D$6]*[.$C13]" office:value-type="float" office:value="1.5" calcext:value-type="float">
            <text:p>2</text:p>
          </table:table-cell>
          <table:table-cell table:style-name="ce11" table:formula="of:=[.E$6]/[.$F$2]*[.$C13]" office:value-type="float" office:value="832.5" calcext:value-type="float">
            <text:p>833</text:p>
          </table:table-cell>
          <table:table-cell table:style-name="ce11" table:formula="of:=[.F$6]*[.$C13]" office:value-type="float" office:value="1500" calcext:value-type="float">
            <text:p>1,500</text:p>
          </table:table-cell>
          <table:table-cell table:style-name="ce11" table:formula="of:=[.G$6]/[.$F$2]*[.$C13]" office:value-type="float" office:value="2499.16666666667" calcext:value-type="float">
            <text:p>2,499</text:p>
          </table:table-cell>
          <table:table-cell table:style-name="ce11" table:formula="of:=[.H$6]*[.$C13]" office:value-type="float" office:value="5250" calcext:value-type="float">
            <text:p>5,250</text:p>
          </table:table-cell>
          <table:table-cell table:style-name="ce11" table:formula="of:=[.I$6]/[.$F$2]*[.$C13]" office:value-type="float" office:value="8332.5" calcext:value-type="float">
            <text:p>8,333</text:p>
          </table:table-cell>
          <table:table-cell table:style-name="ce11" table:formula="of:=[.J$6]*[.$C13]" office:value-type="float" office:value="16500" calcext:value-type="float">
            <text:p>16,500</text:p>
          </table:table-cell>
          <table:table-cell table:style-name="ce11" table:formula="of:=[.K$6]/[.$F$2]*[.$C13]" office:value-type="float" office:value="24999.1666666667" calcext:value-type="float">
            <text:p>24,999</text:p>
          </table:table-cell>
          <table:table-cell table:style-name="ce11" table:formula="of:=[.L$6]*[.$C13]" office:value-type="float" office:value="52500" calcext:value-type="float">
            <text:p>52,500</text:p>
          </table:table-cell>
          <table:table-cell table:style-name="ce11" table:formula="of:=[.M$6]/[.$F$2]*[.$C13]" office:value-type="float" office:value="83332.5" calcext:value-type="float">
            <text:p>83,33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4]*[.$C$2]" office:value-type="float" office:value="1.6" calcext:value-type="float">
            <text:p>1.60</text:p>
          </table:table-cell>
          <table:table-cell table:style-name="ce11" table:formula="of:=[.D$6]*[.$C14]" office:value-type="float" office:value="1.6" calcext:value-type="float">
            <text:p>2</text:p>
          </table:table-cell>
          <table:table-cell table:style-name="ce11" table:formula="of:=[.E$6]/[.$F$2]*[.$C14]" office:value-type="float" office:value="888" calcext:value-type="float">
            <text:p>888</text:p>
          </table:table-cell>
          <table:table-cell table:style-name="ce11" table:formula="of:=[.F$6]*[.$C14]" office:value-type="float" office:value="1600" calcext:value-type="float">
            <text:p>1,600</text:p>
          </table:table-cell>
          <table:table-cell table:style-name="ce11" table:formula="of:=[.G$6]/[.$F$2]*[.$C14]" office:value-type="float" office:value="2665.77777777778" calcext:value-type="float">
            <text:p>2,666</text:p>
          </table:table-cell>
          <table:table-cell table:style-name="ce11" table:formula="of:=[.H$6]*[.$C14]" office:value-type="float" office:value="5600" calcext:value-type="float">
            <text:p>5,600</text:p>
          </table:table-cell>
          <table:table-cell table:style-name="ce11" table:formula="of:=[.I$6]/[.$F$2]*[.$C14]" office:value-type="float" office:value="8888" calcext:value-type="float">
            <text:p>8,888</text:p>
          </table:table-cell>
          <table:table-cell table:style-name="ce11" table:formula="of:=[.J$6]*[.$C14]" office:value-type="float" office:value="17600" calcext:value-type="float">
            <text:p>17,600</text:p>
          </table:table-cell>
          <table:table-cell table:style-name="ce11" table:formula="of:=[.K$6]/[.$F$2]*[.$C14]" office:value-type="float" office:value="26665.7777777778" calcext:value-type="float">
            <text:p>26,666</text:p>
          </table:table-cell>
          <table:table-cell table:style-name="ce11" table:formula="of:=[.L$6]*[.$C14]" office:value-type="float" office:value="56000" calcext:value-type="float">
            <text:p>56,000</text:p>
          </table:table-cell>
          <table:table-cell table:style-name="ce11" table:formula="of:=[.M$6]/[.$F$2]*[.$C14]" office:value-type="float" office:value="88888" calcext:value-type="float">
            <text:p>88,888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5]*[.$C$2]" office:value-type="float" office:value="1.7" calcext:value-type="float">
            <text:p>1.70</text:p>
          </table:table-cell>
          <table:table-cell table:style-name="ce11" table:formula="of:=[.D$6]*[.$C15]" office:value-type="float" office:value="1.7" calcext:value-type="float">
            <text:p>2</text:p>
          </table:table-cell>
          <table:table-cell table:style-name="ce11" table:formula="of:=[.E$6]/[.$F$2]*[.$C15]" office:value-type="float" office:value="943.5" calcext:value-type="float">
            <text:p>944</text:p>
          </table:table-cell>
          <table:table-cell table:style-name="ce11" table:formula="of:=[.F$6]*[.$C15]" office:value-type="float" office:value="1700" calcext:value-type="float">
            <text:p>1,700</text:p>
          </table:table-cell>
          <table:table-cell table:style-name="ce11" table:formula="of:=[.G$6]/[.$F$2]*[.$C15]" office:value-type="float" office:value="2832.38888888889" calcext:value-type="float">
            <text:p>2,832</text:p>
          </table:table-cell>
          <table:table-cell table:style-name="ce11" table:formula="of:=[.H$6]*[.$C15]" office:value-type="float" office:value="5950" calcext:value-type="float">
            <text:p>5,950</text:p>
          </table:table-cell>
          <table:table-cell table:style-name="ce11" table:formula="of:=[.I$6]/[.$F$2]*[.$C15]" office:value-type="float" office:value="9443.5" calcext:value-type="float">
            <text:p>9,444</text:p>
          </table:table-cell>
          <table:table-cell table:style-name="ce11" table:formula="of:=[.J$6]*[.$C15]" office:value-type="float" office:value="18700" calcext:value-type="float">
            <text:p>18,700</text:p>
          </table:table-cell>
          <table:table-cell table:style-name="ce11" table:formula="of:=[.K$6]/[.$F$2]*[.$C15]" office:value-type="float" office:value="28332.3888888889" calcext:value-type="float">
            <text:p>28,332</text:p>
          </table:table-cell>
          <table:table-cell table:style-name="ce11" table:formula="of:=[.L$6]*[.$C15]" office:value-type="float" office:value="59500" calcext:value-type="float">
            <text:p>59,500</text:p>
          </table:table-cell>
          <table:table-cell table:style-name="ce11" table:formula="of:=[.M$6]/[.$F$2]*[.$C15]" office:value-type="float" office:value="94443.5" calcext:value-type="float">
            <text:p>94,44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16]*[.$C$2]" office:value-type="float" office:value="1.8" calcext:value-type="float">
            <text:p>1.80</text:p>
          </table:table-cell>
          <table:table-cell table:style-name="ce11" table:formula="of:=[.D$6]*[.$C16]" office:value-type="float" office:value="1.8" calcext:value-type="float">
            <text:p>2</text:p>
          </table:table-cell>
          <table:table-cell table:style-name="ce11" table:formula="of:=[.E$6]/[.$F$2]*[.$C16]" office:value-type="float" office:value="999" calcext:value-type="float">
            <text:p>999</text:p>
          </table:table-cell>
          <table:table-cell table:style-name="ce11" table:formula="of:=[.F$6]*[.$C16]" office:value-type="float" office:value="1800" calcext:value-type="float">
            <text:p>1,800</text:p>
          </table:table-cell>
          <table:table-cell table:style-name="ce11" table:formula="of:=[.G$6]/[.$F$2]*[.$C16]" office:value-type="float" office:value="2999" calcext:value-type="float">
            <text:p>2,999</text:p>
          </table:table-cell>
          <table:table-cell table:style-name="ce11" table:formula="of:=[.H$6]*[.$C16]" office:value-type="float" office:value="6300" calcext:value-type="float">
            <text:p>6,300</text:p>
          </table:table-cell>
          <table:table-cell table:style-name="ce11" table:formula="of:=[.I$6]/[.$F$2]*[.$C16]" office:value-type="float" office:value="9999" calcext:value-type="float">
            <text:p>9,999</text:p>
          </table:table-cell>
          <table:table-cell table:style-name="ce11" table:formula="of:=[.J$6]*[.$C16]" office:value-type="float" office:value="19800" calcext:value-type="float">
            <text:p>19,800</text:p>
          </table:table-cell>
          <table:table-cell table:style-name="ce11" table:formula="of:=[.K$6]/[.$F$2]*[.$C16]" office:value-type="float" office:value="29999" calcext:value-type="float">
            <text:p>29,999</text:p>
          </table:table-cell>
          <table:table-cell table:style-name="ce11" table:formula="of:=[.L$6]*[.$C16]" office:value-type="float" office:value="63000" calcext:value-type="float">
            <text:p>63,000</text:p>
          </table:table-cell>
          <table:table-cell table:style-name="ce11" table:formula="of:=[.M$6]/[.$F$2]*[.$C16]" office:value-type="float" office:value="99999" calcext:value-type="float">
            <text:p>99,999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Mid-grade example</text:p>
          </table:table-cell>
          <table:table-cell/>
          <table:table-cell table:style-name="ce9" table:formula="of:=([.D8]+[.E8])/2*(1-[.D$5])" office:value-type="float" office:value="250.2" calcext:value-type="float">
            <text:p>250.2</text:p>
          </table:table-cell>
          <table:table-cell table:style-name="ce9"/>
          <table:table-cell table:style-name="ce9" table:formula="of:=([.F8]+[.G8])/2*(1-[.F$5])" office:value-type="float" office:value="1213.08055555556" calcext:value-type="float">
            <text:p>1213.08055555556</text:p>
          </table:table-cell>
          <table:table-cell table:style-name="ce9"/>
          <table:table-cell table:style-name="ce9" table:formula="of:=([.H8]+[.I8])/2*(1-[.H$5])" office:value-type="float" office:value="4165.3" calcext:value-type="float">
            <text:p>4165.3</text:p>
          </table:table-cell>
          <table:table-cell table:style-name="ce9"/>
          <table:table-cell table:style-name="ce9" table:formula="of:=([.J8]+[.K8])/2*(1-[.J$5])" office:value-type="float" office:value="12864.7416666667" calcext:value-type="float">
            <text:p>12864.7416666667</text:p>
          </table:table-cell>
          <table:table-cell table:style-name="ce9"/>
          <table:table-cell table:style-name="ce9" table:formula="of:=([.L8]+[.M8])/2" office:value-type="float" office:value="45277.5" calcext:value-type="float">
            <text:p>45277.5</text:p>
          </table:table-cell>
          <table:table-cell table:style-name="ce9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0" calcext:value-type="float">
            <text:p>0</text:p>
          </table:table-cell>
          <table:table-cell table:style-name="ce8" table:formula="of:=1+[.B21]*[.$C$2]" office:value-type="float" office:value="1" calcext:value-type="float">
            <text:p>1.00</text:p>
          </table:table-cell>
          <table:table-cell table:style-name="ce11" table:formula="of:=[.D$20] * (1-[.D$5]) * [.$C21]" office:value-type="float" office:value="225.18" calcext:value-type="float">
            <text:p>225</text:p>
          </table:table-cell>
          <table:table-cell table:style-name="ce11" table:formula="of:=[.D$20] * (1 + [.E$5]) * [.$C21]" office:value-type="float" office:value="275.22" calcext:value-type="float">
            <text:p>275</text:p>
          </table:table-cell>
          <table:table-cell table:style-name="ce11" table:formula="of:=([.F$20] * (1-[.F$5]))*[.$C21]" office:value-type="float" office:value="1103.90330555556" calcext:value-type="float">
            <text:p>1,104</text:p>
          </table:table-cell>
          <table:table-cell table:style-name="ce11" table:formula="of:=([.F$20] * (1 + [.G$5]))*[.$C21]" office:value-type="float" office:value="1322.25780555556" calcext:value-type="float">
            <text:p>1,322</text:p>
          </table:table-cell>
          <table:table-cell table:style-name="ce11" table:formula="of:=([.H$20] * (1-[.H$5]))*[.$C21]" office:value-type="float" office:value="3832.076" calcext:value-type="float">
            <text:p>3,832</text:p>
          </table:table-cell>
          <table:table-cell table:style-name="ce11" table:formula="of:=([.H$20] * (1 + [.I$5]))*[.$C21]" office:value-type="float" office:value="4498.524" calcext:value-type="float">
            <text:p>4,499</text:p>
          </table:table-cell>
          <table:table-cell table:style-name="ce11" table:formula="of:=([.J$20] * (1-[.J$5]))*[.$C21]" office:value-type="float" office:value="11964.20975" calcext:value-type="float">
            <text:p>11,964</text:p>
          </table:table-cell>
          <table:table-cell table:style-name="ce11" table:formula="of:=([.J$20] * (1 + [.K$5]))*[.$C21]" office:value-type="float" office:value="13765.2735833333" calcext:value-type="float">
            <text:p>13,765</text:p>
          </table:table-cell>
          <table:table-cell table:style-name="ce11" table:formula="of:=([.L$20] * (1-[.L$5]))*[.$C21]" office:value-type="float" office:value="43013.625" calcext:value-type="float">
            <text:p>43,014</text:p>
          </table:table-cell>
          <table:table-cell table:style-name="ce11" table:formula="of:=([.L$20] * (1 + [.M$5]))*[.$C21]" office:value-type="float" office:value="47541.375" calcext:value-type="float">
            <text:p>47,54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8" table:formula="of:=1+[.B22]*[.$C$2]" office:value-type="float" office:value="1.1" calcext:value-type="float">
            <text:p>1.10</text:p>
          </table:table-cell>
          <table:table-cell table:style-name="ce11" table:formula="of:=[.D$20] * (1-[.D$5]) * [.$C22]" office:value-type="float" office:value="247.698" calcext:value-type="float">
            <text:p>248</text:p>
          </table:table-cell>
          <table:table-cell table:style-name="ce11" table:formula="of:=[.D$20] * (1 + [.E$5]) * [.$C22]" office:value-type="float" office:value="302.742" calcext:value-type="float">
            <text:p>303</text:p>
          </table:table-cell>
          <table:table-cell table:style-name="ce11" table:formula="of:=([.F$20] * (1-[.F$5]))*[.$C22]" office:value-type="float" office:value="1214.29363611111" calcext:value-type="float">
            <text:p>1,214</text:p>
          </table:table-cell>
          <table:table-cell table:style-name="ce11" table:formula="of:=([.F$20] * (1 + [.G$5]))*[.$C22]" office:value-type="float" office:value="1454.48358611111" calcext:value-type="float">
            <text:p>1,454</text:p>
          </table:table-cell>
          <table:table-cell table:style-name="ce11" table:formula="of:=([.H$20] * (1-[.H$5]))*[.$C22]" office:value-type="float" office:value="4215.2836" calcext:value-type="float">
            <text:p>4,215</text:p>
          </table:table-cell>
          <table:table-cell table:style-name="ce11" table:formula="of:=([.H$20] * (1 + [.I$5]))*[.$C22]" office:value-type="float" office:value="4948.3764" calcext:value-type="float">
            <text:p>4,948</text:p>
          </table:table-cell>
          <table:table-cell table:style-name="ce11" table:formula="of:=([.J$20] * (1-[.J$5]))*[.$C22]" office:value-type="float" office:value="13160.630725" calcext:value-type="float">
            <text:p>13,161</text:p>
          </table:table-cell>
          <table:table-cell table:style-name="ce11" table:formula="of:=([.J$20] * (1 + [.K$5]))*[.$C22]" office:value-type="float" office:value="15141.8009416667" calcext:value-type="float">
            <text:p>15,142</text:p>
          </table:table-cell>
          <table:table-cell table:style-name="ce11" table:formula="of:=([.L$20] * (1-[.L$5]))*[.$C22]" office:value-type="float" office:value="47314.9875" calcext:value-type="float">
            <text:p>47,315</text:p>
          </table:table-cell>
          <table:table-cell table:style-name="ce11" table:formula="of:=([.L$20] * (1 + [.M$5]))*[.$C22]" office:value-type="float" office:value="52295.5125" calcext:value-type="float">
            <text:p>52,296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 table:style-name="ce8" table:formula="of:=1+[.B23]*[.$C$2]" office:value-type="float" office:value="1.2" calcext:value-type="float">
            <text:p>1.20</text:p>
          </table:table-cell>
          <table:table-cell table:style-name="ce11" table:formula="of:=[.D$20] * (1-[.D$5]) * [.$C23]" office:value-type="float" office:value="270.216" calcext:value-type="float">
            <text:p>270</text:p>
          </table:table-cell>
          <table:table-cell table:style-name="ce11" table:formula="of:=[.D$20] * (1 + [.E$5]) * [.$C23]" office:value-type="float" office:value="330.264" calcext:value-type="float">
            <text:p>330</text:p>
          </table:table-cell>
          <table:table-cell table:style-name="ce11" table:formula="of:=([.F$20] * (1-[.F$5]))*[.$C23]" office:value-type="float" office:value="1324.68396666667" calcext:value-type="float">
            <text:p>1,325</text:p>
          </table:table-cell>
          <table:table-cell table:style-name="ce11" table:formula="of:=([.F$20] * (1 + [.G$5]))*[.$C23]" office:value-type="float" office:value="1586.70936666667" calcext:value-type="float">
            <text:p>1,587</text:p>
          </table:table-cell>
          <table:table-cell table:style-name="ce11" table:formula="of:=([.H$20] * (1-[.H$5]))*[.$C23]" office:value-type="float" office:value="4598.4912" calcext:value-type="float">
            <text:p>4,598</text:p>
          </table:table-cell>
          <table:table-cell table:style-name="ce11" table:formula="of:=([.H$20] * (1 + [.I$5]))*[.$C23]" office:value-type="float" office:value="5398.2288" calcext:value-type="float">
            <text:p>5,398</text:p>
          </table:table-cell>
          <table:table-cell table:style-name="ce11" table:formula="of:=([.J$20] * (1-[.J$5]))*[.$C23]" office:value-type="float" office:value="14357.0517" calcext:value-type="float">
            <text:p>14,357</text:p>
          </table:table-cell>
          <table:table-cell table:style-name="ce11" table:formula="of:=([.J$20] * (1 + [.K$5]))*[.$C23]" office:value-type="float" office:value="16518.3283" calcext:value-type="float">
            <text:p>16,518</text:p>
          </table:table-cell>
          <table:table-cell table:style-name="ce11" table:formula="of:=([.L$20] * (1-[.L$5]))*[.$C23]" office:value-type="float" office:value="51616.35" calcext:value-type="float">
            <text:p>51,616</text:p>
          </table:table-cell>
          <table:table-cell table:style-name="ce11" table:formula="of:=([.L$20] * (1 + [.M$5]))*[.$C23]" office:value-type="float" office:value="57049.65" calcext:value-type="float">
            <text:p>57,05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3" calcext:value-type="float">
            <text:p>3</text:p>
          </table:table-cell>
          <table:table-cell table:style-name="ce8" table:formula="of:=1+[.B24]*[.$C$2]" office:value-type="float" office:value="1.3" calcext:value-type="float">
            <text:p>1.30</text:p>
          </table:table-cell>
          <table:table-cell table:style-name="ce11" table:formula="of:=[.D$20] * (1-[.D$5]) * [.$C24]" office:value-type="float" office:value="292.734" calcext:value-type="float">
            <text:p>293</text:p>
          </table:table-cell>
          <table:table-cell table:style-name="ce11" table:formula="of:=[.D$20] * (1 + [.E$5]) * [.$C24]" office:value-type="float" office:value="357.786" calcext:value-type="float">
            <text:p>358</text:p>
          </table:table-cell>
          <table:table-cell table:style-name="ce11" table:formula="of:=([.F$20] * (1-[.F$5]))*[.$C24]" office:value-type="float" office:value="1435.07429722222" calcext:value-type="float">
            <text:p>1,435</text:p>
          </table:table-cell>
          <table:table-cell table:style-name="ce11" table:formula="of:=([.F$20] * (1 + [.G$5]))*[.$C24]" office:value-type="float" office:value="1718.93514722222" calcext:value-type="float">
            <text:p>1,719</text:p>
          </table:table-cell>
          <table:table-cell table:style-name="ce11" table:formula="of:=([.H$20] * (1-[.H$5]))*[.$C24]" office:value-type="float" office:value="4981.6988" calcext:value-type="float">
            <text:p>4,982</text:p>
          </table:table-cell>
          <table:table-cell table:style-name="ce11" table:formula="of:=([.H$20] * (1 + [.I$5]))*[.$C24]" office:value-type="float" office:value="5848.0812" calcext:value-type="float">
            <text:p>5,848</text:p>
          </table:table-cell>
          <table:table-cell table:style-name="ce11" table:formula="of:=([.J$20] * (1-[.J$5]))*[.$C24]" office:value-type="float" office:value="15553.472675" calcext:value-type="float">
            <text:p>15,553</text:p>
          </table:table-cell>
          <table:table-cell table:style-name="ce11" table:formula="of:=([.J$20] * (1 + [.K$5]))*[.$C24]" office:value-type="float" office:value="17894.8556583333" calcext:value-type="float">
            <text:p>17,895</text:p>
          </table:table-cell>
          <table:table-cell table:style-name="ce11" table:formula="of:=([.L$20] * (1-[.L$5]))*[.$C24]" office:value-type="float" office:value="55917.7125" calcext:value-type="float">
            <text:p>55,918</text:p>
          </table:table-cell>
          <table:table-cell table:style-name="ce11" table:formula="of:=([.L$20] * (1 + [.M$5]))*[.$C24]" office:value-type="float" office:value="61803.7875" calcext:value-type="float">
            <text:p>61,80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style-name="ce8" table:formula="of:=1+[.B25]*[.$C$2]" office:value-type="float" office:value="1.4" calcext:value-type="float">
            <text:p>1.40</text:p>
          </table:table-cell>
          <table:table-cell table:style-name="ce11" table:formula="of:=[.D$20] * (1-[.D$5]) * [.$C25]" office:value-type="float" office:value="315.252" calcext:value-type="float">
            <text:p>315</text:p>
          </table:table-cell>
          <table:table-cell table:style-name="ce11" table:formula="of:=[.D$20] * (1 + [.E$5]) * [.$C25]" office:value-type="float" office:value="385.308" calcext:value-type="float">
            <text:p>385</text:p>
          </table:table-cell>
          <table:table-cell table:style-name="ce11" table:formula="of:=([.F$20] * (1-[.F$5]))*[.$C25]" office:value-type="float" office:value="1545.46462777778" calcext:value-type="float">
            <text:p>1,545</text:p>
          </table:table-cell>
          <table:table-cell table:style-name="ce11" table:formula="of:=([.F$20] * (1 + [.G$5]))*[.$C25]" office:value-type="float" office:value="1851.16092777778" calcext:value-type="float">
            <text:p>1,851</text:p>
          </table:table-cell>
          <table:table-cell table:style-name="ce11" table:formula="of:=([.H$20] * (1-[.H$5]))*[.$C25]" office:value-type="float" office:value="5364.9064" calcext:value-type="float">
            <text:p>5,365</text:p>
          </table:table-cell>
          <table:table-cell table:style-name="ce11" table:formula="of:=([.H$20] * (1 + [.I$5]))*[.$C25]" office:value-type="float" office:value="6297.9336" calcext:value-type="float">
            <text:p>6,298</text:p>
          </table:table-cell>
          <table:table-cell table:style-name="ce11" table:formula="of:=([.J$20] * (1-[.J$5]))*[.$C25]" office:value-type="float" office:value="16749.89365" calcext:value-type="float">
            <text:p>16,750</text:p>
          </table:table-cell>
          <table:table-cell table:style-name="ce11" table:formula="of:=([.J$20] * (1 + [.K$5]))*[.$C25]" office:value-type="float" office:value="19271.3830166667" calcext:value-type="float">
            <text:p>19,271</text:p>
          </table:table-cell>
          <table:table-cell table:style-name="ce11" table:formula="of:=([.L$20] * (1-[.L$5]))*[.$C25]" office:value-type="float" office:value="60219.075" calcext:value-type="float">
            <text:p>60,219</text:p>
          </table:table-cell>
          <table:table-cell table:style-name="ce11" table:formula="of:=([.L$20] * (1 + [.M$5]))*[.$C25]" office:value-type="float" office:value="66557.925" calcext:value-type="float">
            <text:p>66,558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5" calcext:value-type="float">
            <text:p>5</text:p>
          </table:table-cell>
          <table:table-cell table:style-name="ce8" table:formula="of:=1+[.B26]*[.$C$2]" office:value-type="float" office:value="1.5" calcext:value-type="float">
            <text:p>1.50</text:p>
          </table:table-cell>
          <table:table-cell table:style-name="ce11" table:formula="of:=[.D$20] * (1-[.D$5]) * [.$C26]" office:value-type="float" office:value="337.77" calcext:value-type="float">
            <text:p>338</text:p>
          </table:table-cell>
          <table:table-cell table:style-name="ce11" table:formula="of:=[.D$20] * (1 + [.E$5]) * [.$C26]" office:value-type="float" office:value="412.83" calcext:value-type="float">
            <text:p>413</text:p>
          </table:table-cell>
          <table:table-cell table:style-name="ce11" table:formula="of:=([.F$20] * (1-[.F$5]))*[.$C26]" office:value-type="float" office:value="1655.85495833333" calcext:value-type="float">
            <text:p>1,656</text:p>
          </table:table-cell>
          <table:table-cell table:style-name="ce11" table:formula="of:=([.F$20] * (1 + [.G$5]))*[.$C26]" office:value-type="float" office:value="1983.38670833333" calcext:value-type="float">
            <text:p>1,983</text:p>
          </table:table-cell>
          <table:table-cell table:style-name="ce11" table:formula="of:=([.H$20] * (1-[.H$5]))*[.$C26]" office:value-type="float" office:value="5748.114" calcext:value-type="float">
            <text:p>5,748</text:p>
          </table:table-cell>
          <table:table-cell table:style-name="ce11" table:formula="of:=([.H$20] * (1 + [.I$5]))*[.$C26]" office:value-type="float" office:value="6747.786" calcext:value-type="float">
            <text:p>6,748</text:p>
          </table:table-cell>
          <table:table-cell table:style-name="ce11" table:formula="of:=([.J$20] * (1-[.J$5]))*[.$C26]" office:value-type="float" office:value="17946.314625" calcext:value-type="float">
            <text:p>17,946</text:p>
          </table:table-cell>
          <table:table-cell table:style-name="ce11" table:formula="of:=([.J$20] * (1 + [.K$5]))*[.$C26]" office:value-type="float" office:value="20647.910375" calcext:value-type="float">
            <text:p>20,648</text:p>
          </table:table-cell>
          <table:table-cell table:style-name="ce11" table:formula="of:=([.L$20] * (1-[.L$5]))*[.$C26]" office:value-type="float" office:value="64520.4375" calcext:value-type="float">
            <text:p>64,520</text:p>
          </table:table-cell>
          <table:table-cell table:style-name="ce11" table:formula="of:=([.L$20] * (1 + [.M$5]))*[.$C26]" office:value-type="float" office:value="71312.0625" calcext:value-type="float">
            <text:p>71,3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6" calcext:value-type="float">
            <text:p>6</text:p>
          </table:table-cell>
          <table:table-cell table:style-name="ce8" table:formula="of:=1+[.B27]*[.$C$2]" office:value-type="float" office:value="1.6" calcext:value-type="float">
            <text:p>1.60</text:p>
          </table:table-cell>
          <table:table-cell table:style-name="ce11" table:formula="of:=[.D$20] * (1-[.D$5]) * [.$C27]" office:value-type="float" office:value="360.288" calcext:value-type="float">
            <text:p>360</text:p>
          </table:table-cell>
          <table:table-cell table:style-name="ce11" table:formula="of:=[.D$20] * (1 + [.E$5]) * [.$C27]" office:value-type="float" office:value="440.352" calcext:value-type="float">
            <text:p>440</text:p>
          </table:table-cell>
          <table:table-cell table:style-name="ce11" table:formula="of:=([.F$20] * (1-[.F$5]))*[.$C27]" office:value-type="float" office:value="1766.24528888889" calcext:value-type="float">
            <text:p>1,766</text:p>
          </table:table-cell>
          <table:table-cell table:style-name="ce11" table:formula="of:=([.F$20] * (1 + [.G$5]))*[.$C27]" office:value-type="float" office:value="2115.61248888889" calcext:value-type="float">
            <text:p>2,116</text:p>
          </table:table-cell>
          <table:table-cell table:style-name="ce11" table:formula="of:=([.H$20] * (1-[.H$5]))*[.$C27]" office:value-type="float" office:value="6131.3216" calcext:value-type="float">
            <text:p>6,131</text:p>
          </table:table-cell>
          <table:table-cell table:style-name="ce11" table:formula="of:=([.H$20] * (1 + [.I$5]))*[.$C27]" office:value-type="float" office:value="7197.6384" calcext:value-type="float">
            <text:p>7,198</text:p>
          </table:table-cell>
          <table:table-cell table:style-name="ce11" table:formula="of:=([.J$20] * (1-[.J$5]))*[.$C27]" office:value-type="float" office:value="19142.7356" calcext:value-type="float">
            <text:p>19,143</text:p>
          </table:table-cell>
          <table:table-cell table:style-name="ce11" table:formula="of:=([.J$20] * (1 + [.K$5]))*[.$C27]" office:value-type="float" office:value="22024.4377333333" calcext:value-type="float">
            <text:p>22,024</text:p>
          </table:table-cell>
          <table:table-cell table:style-name="ce11" table:formula="of:=([.L$20] * (1-[.L$5]))*[.$C27]" office:value-type="float" office:value="68821.8" calcext:value-type="float">
            <text:p>68,822</text:p>
          </table:table-cell>
          <table:table-cell table:style-name="ce11" table:formula="of:=([.L$20] * (1 + [.M$5]))*[.$C27]" office:value-type="float" office:value="76066.2" calcext:value-type="float">
            <text:p>76,066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7" calcext:value-type="float">
            <text:p>7</text:p>
          </table:table-cell>
          <table:table-cell table:style-name="ce8" table:formula="of:=1+[.B28]*[.$C$2]" office:value-type="float" office:value="1.7" calcext:value-type="float">
            <text:p>1.70</text:p>
          </table:table-cell>
          <table:table-cell table:style-name="ce11" table:formula="of:=[.D$20] * (1-[.D$5]) * [.$C28]" office:value-type="float" office:value="382.806" calcext:value-type="float">
            <text:p>383</text:p>
          </table:table-cell>
          <table:table-cell table:style-name="ce11" table:formula="of:=[.D$20] * (1 + [.E$5]) * [.$C28]" office:value-type="float" office:value="467.874" calcext:value-type="float">
            <text:p>468</text:p>
          </table:table-cell>
          <table:table-cell table:style-name="ce11" table:formula="of:=([.F$20] * (1-[.F$5]))*[.$C28]" office:value-type="float" office:value="1876.63561944444" calcext:value-type="float">
            <text:p>1,877</text:p>
          </table:table-cell>
          <table:table-cell table:style-name="ce11" table:formula="of:=([.F$20] * (1 + [.G$5]))*[.$C28]" office:value-type="float" office:value="2247.83826944445" calcext:value-type="float">
            <text:p>2,248</text:p>
          </table:table-cell>
          <table:table-cell table:style-name="ce11" table:formula="of:=([.H$20] * (1-[.H$5]))*[.$C28]" office:value-type="float" office:value="6514.5292" calcext:value-type="float">
            <text:p>6,515</text:p>
          </table:table-cell>
          <table:table-cell table:style-name="ce11" table:formula="of:=([.H$20] * (1 + [.I$5]))*[.$C28]" office:value-type="float" office:value="7647.4908" calcext:value-type="float">
            <text:p>7,647</text:p>
          </table:table-cell>
          <table:table-cell table:style-name="ce11" table:formula="of:=([.J$20] * (1-[.J$5]))*[.$C28]" office:value-type="float" office:value="20339.156575" calcext:value-type="float">
            <text:p>20,339</text:p>
          </table:table-cell>
          <table:table-cell table:style-name="ce11" table:formula="of:=([.J$20] * (1 + [.K$5]))*[.$C28]" office:value-type="float" office:value="23400.9650916667" calcext:value-type="float">
            <text:p>23,401</text:p>
          </table:table-cell>
          <table:table-cell table:style-name="ce11" table:formula="of:=([.L$20] * (1-[.L$5]))*[.$C28]" office:value-type="float" office:value="73123.1625" calcext:value-type="float">
            <text:p>73,123</text:p>
          </table:table-cell>
          <table:table-cell table:style-name="ce11" table:formula="of:=([.L$20] * (1 + [.M$5]))*[.$C28]" office:value-type="float" office:value="80820.3375" calcext:value-type="float">
            <text:p>80,820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26" office:value-type="float" office:value="8" calcext:value-type="float">
            <text:p>8</text:p>
          </table:table-cell>
          <table:table-cell table:style-name="ce8" table:formula="of:=1+[.B29]*[.$C$2]" office:value-type="float" office:value="1.8" calcext:value-type="float">
            <text:p>1.80</text:p>
          </table:table-cell>
          <table:table-cell table:style-name="ce11" table:formula="of:=[.D$20] * (1-[.D$5]) * [.$C29]" office:value-type="float" office:value="405.324" calcext:value-type="float">
            <text:p>405</text:p>
          </table:table-cell>
          <table:table-cell table:style-name="ce11" table:formula="of:=[.D$20] * (1 + [.E$5]) * [.$C29]" office:value-type="float" office:value="495.396" calcext:value-type="float">
            <text:p>495</text:p>
          </table:table-cell>
          <table:table-cell table:style-name="ce11" table:formula="of:=([.F$20] * (1-[.F$5]))*[.$C29]" office:value-type="float" office:value="1987.02595" calcext:value-type="float">
            <text:p>1,987</text:p>
          </table:table-cell>
          <table:table-cell table:style-name="ce11" table:formula="of:=([.F$20] * (1 + [.G$5]))*[.$C29]" office:value-type="float" office:value="2380.06405" calcext:value-type="float">
            <text:p>2,380</text:p>
          </table:table-cell>
          <table:table-cell table:style-name="ce11" table:formula="of:=([.H$20] * (1-[.H$5]))*[.$C29]" office:value-type="float" office:value="6897.7368" calcext:value-type="float">
            <text:p>6,898</text:p>
          </table:table-cell>
          <table:table-cell table:style-name="ce11" table:formula="of:=([.H$20] * (1 + [.I$5]))*[.$C29]" office:value-type="float" office:value="8097.3432" calcext:value-type="float">
            <text:p>8,097</text:p>
          </table:table-cell>
          <table:table-cell table:style-name="ce11" table:formula="of:=([.J$20] * (1-[.J$5]))*[.$C29]" office:value-type="float" office:value="21535.57755" calcext:value-type="float">
            <text:p>21,536</text:p>
          </table:table-cell>
          <table:table-cell table:style-name="ce11" table:formula="of:=([.J$20] * (1 + [.K$5]))*[.$C29]" office:value-type="float" office:value="24777.49245" calcext:value-type="float">
            <text:p>24,777</text:p>
          </table:table-cell>
          <table:table-cell table:style-name="ce11" table:formula="of:=([.L$20] * (1-[.L$5]))*[.$C29]" office:value-type="float" office:value="77424.525" calcext:value-type="float">
            <text:p>77,425</text:p>
          </table:table-cell>
          <table:table-cell table:style-name="ce11" table:formula="of:=([.L$20] * (1 + [.M$5]))*[.$C29]" office:value-type="float" office:value="85574.475" calcext:value-type="float">
            <text:p>85,574</text:p>
          </table:table-cell>
          <table:table-cell table:style-name="Default" table:number-columns-repeated="2"/>
          <table:table-cell table:number-columns-repeated="1009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eapons v2'.B8:'weapons v2'.B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'weapons v2'.B21:'weapons v2'.B29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weapons v1" table:style-name="ta1"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.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31" office:value-type="string" calcext:value-type="string" table:number-columns-spanned="2" table:number-rows-spanned="1">
            <text:p>common</text:p>
          </table:table-cell>
          <table:covered-table-cell table:style-name="ce41"/>
          <table:table-cell table:style-name="ce38" office:value-type="string" calcext:value-type="string" table:number-columns-spanned="2" table:number-rows-spanned="1">
            <text:p>uncommon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rare</text:p>
          </table:table-cell>
          <table:covered-table-cell table:style-name="ce41"/>
          <table:table-cell table:style-name="ce48" office:value-type="string" calcext:value-type="string" table:number-columns-spanned="2" table:number-rows-spanned="1">
            <text:p>epic</text:p>
          </table:table-cell>
          <table:covered-table-cell table:style-name="ce41"/>
          <table:table-cell table:style-name="ce53" office:value-type="string" calcext:value-type="string" table:number-columns-spanned="2" table:number-rows-spanned="1">
            <text:p>legendary</text:p>
          </table:table-cell>
          <table:covered-table-cell table:style-name="ce41"/>
          <table:table-cell table:style-name="ce58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9" office:value-type="string" calcext:value-type="string">
            <text:p>bonus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3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8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43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48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31" table:formula="of:=[.$C$3]" office:value-type="float" office:value="1" calcext:value-type="float">
            <text:p>1</text:p>
          </table:table-cell>
          <table:table-cell table:style-name="ce31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1">↓</text:span></text:p>
          </table:table-cell>
          <table:table-cell/>
          <table:table-cell table:style-name="ce31"/>
          <table:table-cell table:style-name="ce41"/>
          <table:table-cell table:style-name="ce38"/>
          <table:table-cell table:style-name="ce41"/>
          <table:table-cell table:style-name="ce43"/>
          <table:table-cell table:style-name="ce41"/>
          <table:table-cell table:style-name="ce48"/>
          <table:table-cell table:style-name="ce41"/>
          <table:table-cell table:style-name="ce19"/>
          <table:table-cell table:style-name="ce41"/>
          <table:table-cell table:style-name="ce21"/>
          <table:table-cell table:number-columns-repeated="1010"/>
        </table:table-row>
        <table:table-row table:style-name="ro1">
          <table:table-cell/>
          <table:table-cell table:style-name="ce68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.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,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,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,660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.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,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,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,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,992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.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,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,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,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,324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.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,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,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,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,656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.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,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,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,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,988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.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,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,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,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,320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.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,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,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,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,652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.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,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,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,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,984</text:p>
          </table:table-cell>
          <table:table-cell table:number-columns-repeated="1009"/>
        </table:table-row>
        <table:table-row table:style-name="ro1">
          <table:table-cell/>
          <table:table-cell table:style-name="ce68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.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,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,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,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,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68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.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,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,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,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,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,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68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.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,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,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,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,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,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eapons v1'.B12:'weapons v1'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design" table:style-name="ta1">
        <table:table-column table:style-name="co13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o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www.thottbot.com/" xlink:type="simple">http://www.thottbot.com/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head.com/items" xlink:type="simple">http://www.wowhead.com/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db.vanillagaming.org/?items" xlink:type="simple">http://db.vanillagaming.org/?items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www.wowdb.com/items" xlink:type="simple">http://www.wowdb.com/items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a xlink:href="http://9gag.com/gag/aZMr1n6?ref=fsidebar" xlink:type="simple">http://9gag.com/gag/aZMr1n6?ref=fsidebar</text:a></text:p>
          </table:table-cell>
          <table:table-cell table:number-columns-repeated="3"/>
          <table:table-cell office:value-type="string" calcext:value-type="string">
            <text:p>60 iconic weapons from fi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a xlink:href="https://fr.wikipedia.org/wiki/Liste_d%27épées_de_fiction" xlink:type="simple">https://fr.wikipedia.org/wiki/Liste_d%27%C3%A9p%C3%A9es_de_fiction</text:a></text:p>
          </table:table-cell>
          <table:table-cell table:number-columns-repeated="5"/>
          <table:table-cell office:value-type="string" calcext:value-type="string">
            <text:p>Liste d'épées de fiction</text:p>
          </table:table-cell>
        </table:table-row>
      </table:table>
      <table:table table:name="places" table:style-name="ta1">
        <table:table-column table:style-name="co1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bandonned tower</text:p>
          </table:table-cell>
          <table:table-cell/>
          <table:table-cell office:value-type="string" calcext:value-type="string">
            <text:p>(Karazhan)</text:p>
          </table:table-cell>
        </table:table-row>
        <table:table-row table:style-name="ro1">
          <table:table-cell/>
          <table:table-cell office:value-type="string" calcext:value-type="string">
            <text:p>Sew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v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derground worl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ver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20:23:26.466428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6.1.3.2$MacOSX_X86_64 LibreOffice_project/86daf60bf00efa86ad547e59e09d6bb77c699acb</meta:generator>
    <dc:date>2019-02-04T16:46:15.514924499</dc:date>
    <meta:editing-duration>P1DT17H33M15S</meta:editing-duration>
    <meta:editing-cycles>32</meta:editing-cycles>
    <meta:document-statistic meta:table-count="4" meta:cell-count="506" meta:object-count="0"/>
  </office:meta>
</office:document-meta>
</file>